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d_theta</text:p>
          </table:table-cell>
          <table:table-cell office:value-type="string" calcext:value-type="string">
            <text:p>new_x</text:p>
          </table:table-cell>
          <table:table-cell office:value-type="string" calcext:value-type="string">
            <text:p>new_y</text:p>
          </table:table-cell>
          <table:table-cell office:value-type="string" calcext:value-type="string">
            <text:p>new_thet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formula="of:=5*PI()/8" office:value-type="float" office:value="1.96349540849362" calcext:value-type="float">
            <text:p>1.9634954085</text:p>
          </table:table-cell>
          <table:table-cell table:formula="of:=PI()/8" office:value-type="float" office:value="0.392699081698724" calcext:value-type="float">
            <text:p>0.3926990817</text:p>
          </table:table-cell>
          <table:table-cell table:formula="of:=[.D3]+([.F3]/(PI()/8))*(SIN([.G3]+[.H3]*0.1)-SIN([.G3]))" office:value-type="float" office:value="97.5920460827291" calcext:value-type="float">
            <text:p>97.5920460827</text:p>
          </table:table-cell>
          <table:table-cell table:style-name="ce1" table:formula="of:=[.E3]+([.F3]/(PI()/8))*(COS([.G3])-COS([.G3]+[.H3]*0.1))" office:value-type="float" office:value="75.0774199721538" calcext:value-type="float">
            <text:p>75.0774199722</text:p>
          </table:table-cell>
          <table:table-cell table:formula="of:=[.G3]+[.H3]" office:value-type="float" office:value="2.35619449019234" calcext:value-type="float">
            <text:p>2.3561944902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px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ptheta</text:p>
          </table:table-cell>
          <table:table-cell office:value-type="string" calcext:value-type="string">
            <text:p>gtheta</text:p>
          </table:table-cell>
          <table:table-cell office:value-type="string" calcext:value-type="string">
            <text:p>rmse_xy</text:p>
          </table:table-cell>
          <table:table-cell office:value-type="string" calcext:value-type="string">
            <text:p>rmse_theta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18.7" calcext:value-type="float">
            <text:p>18.7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table:formula="of:=SQRT(([.G7]-[.H7])^2 + ([.I7]-[.J7])^2)" office:value-type="float" office:value="0.632455532033677" calcext:value-type="float">
            <text:p>0.632455532</text:p>
          </table:table-cell>
          <table:table-cell table:formula="of:=SQRT(([.K7]-[.L7])^2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transformation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xc</text:p>
          </table:table-cell>
          <table:table-cell office:value-type="string" calcext:value-type="string">
            <text:p>yc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yp</text:p>
          </table:table-cell>
          <table:table-cell office:value-type="string" calcext:value-type="string">
            <text:p>theta_p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ym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-PI()/2" office:value-type="float" office:value="-1.5707963267949" calcext:value-type="float">
            <text:p>-1.5707963268</text:p>
          </table:table-cell>
          <table:table-cell table:formula="of:=[.I12] + (COS([.K12])*[.G12]) - (SIN([.K12])*[.H12])" office:value-type="float" office:value="6" calcext:value-type="float">
            <text:p>6</text:p>
          </table:table-cell>
          <table:table-cell table:formula="of:=[.J12]+(SIN([.K12])*[.G12])+(COS([.K12])*[.H12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7:33:03.228768042</meta:creation-date>
    <dc:date>2018-06-23T23:03:31.032662047</dc:date>
    <meta:editing-duration>PT3H48M57S</meta:editing-duration>
    <meta:editing-cycles>1</meta:editing-cycles>
    <meta:generator>LibreOffice/5.1.6.2$Linux_X86_64 LibreOffice_project/10m0$Build-2</meta:generator>
    <meta:document-statistic meta:table-count="1" meta:cell-count="49" meta:object-count="0"/>
  </office:meta>
</office:document-meta>
</file>